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201000003C00000054AF73380E1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er_20_defecte">
        <draw:frame draw:style-name="gr1" draw:text-style-name="P1" draw:layer="layout" svg:width="21.59cm" svg:height="29.1cm" svg:x="0cm" svg:y="-0.7cm">
          <draw:image xlink:href="Pictures/10000201000003C00000054AF73380E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an </meta:initial-creator>
    <meta:creation-date>2012-11-24T19:20:41</meta:creation-date>
    <dc:date>2013-10-20T22:07:30</dc:date>
    <dc:creator>joan </dc:creator>
    <meta:editing-duration>P0D</meta:editing-duration>
    <meta:editing-cycles>4</meta:editing-cycles>
    <meta:generator>LibreOffice/4.0.2.2$Linux_x86 LibreOffice_project/400m0$Build-2</meta:generator>
    <meta:document-statistic meta:object-count="1"/>
  </office:meta>
</office:document-meta>
</file>